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text-properties style:font-name="DejaVu Sans" fo:font-size="10pt" style:font-size-asian="8.75pt" style:font-size-complex="10pt"/>
    </style:style>
    <style:style style:name="P33" style:family="paragraph" style:parent-style-name="Table_20_Contents">
      <style:text-properties style:font-name="DejaVu Sans" fo:font-size="10pt" officeooo:paragraph-rsid="0015c3bc" style:font-size-asian="8.75pt" style:font-size-complex="10pt"/>
    </style:style>
    <style:style style:name="P34" style:family="paragraph" style:parent-style-name="Table_20_Contents">
      <style:text-properties style:font-name="DejaVu Sans" fo:font-size="10pt" officeooo:rsid="003bb33a" officeooo:paragraph-rsid="003bb33a" style:font-size-asian="8.75pt" style:font-size-complex="10pt"/>
    </style:style>
    <style:style style:name="P35"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6"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39" style:family="paragraph" style:parent-style-name="Heading_20_2">
      <style:paragraph-properties fo:break-before="page"/>
    </style:style>
    <style:style style:name="T1" style:family="text">
      <style:text-properties officeooo:rsid="005de4d1"/>
    </style:style>
    <style:style style:name="T2" style:family="text">
      <style:text-properties fo:font-style="italic" style:font-style-asian="italic" style:font-style-complex="italic"/>
    </style:style>
    <style:style style:name="T3" style:family="text">
      <style:text-properties fo:font-style="italic" officeooo:rsid="002ca1d2" style:font-style-asian="italic" style:font-style-complex="italic"/>
    </style:style>
    <style:style style:name="T4" style:family="text">
      <style:text-properties officeooo:rsid="00341ac1"/>
    </style:style>
    <style:style style:name="T5" style:family="text">
      <style:text-properties officeooo:rsid="0037b50a"/>
    </style:style>
    <style:style style:name="T6" style:family="text">
      <style:text-properties officeooo:rsid="002cfeb6"/>
    </style:style>
    <style:style style:name="T7" style:family="text">
      <style:text-properties officeooo:rsid="00534670"/>
    </style:style>
    <style:style style:name="T8" style:family="text">
      <style:text-properties officeooo:rsid="0039894f"/>
    </style:style>
    <style:style style:name="T9" style:family="text">
      <style:text-properties style:font-size-asian="8.75pt"/>
    </style:style>
    <style:style style:name="T10" style:family="text">
      <style:text-properties officeooo:rsid="00193d89"/>
    </style:style>
    <style:style style:name="T11" style:family="text">
      <style:text-properties officeooo:rsid="003e7c6b"/>
    </style:style>
    <style:style style:name="T12" style:family="text">
      <style:text-properties officeooo:rsid="00168527"/>
    </style:style>
    <style:style style:name="T13" style:family="text">
      <style:text-properties officeooo:rsid="003dc8a2"/>
    </style:style>
    <style:style style:name="T14" style:family="text">
      <style:text-properties officeooo:rsid="005a8c2f"/>
    </style:style>
    <style:style style:name="T15" style:family="text">
      <style:text-properties officeooo:rsid="0040411a"/>
    </style:style>
    <style:style style:name="T16" style:family="text">
      <style:text-properties officeooo:rsid="00558af2"/>
    </style:style>
    <style:style style:name="T17" style:family="text">
      <style:text-properties officeooo:rsid="0041dafc"/>
    </style:style>
    <style:style style:name="T18" style:family="text">
      <style:text-properties officeooo:rsid="0017fbb6"/>
    </style:style>
    <style:style style:name="T19" style:family="text">
      <style:text-properties officeooo:rsid="0044009a"/>
    </style:style>
    <style:style style:name="T20" style:family="text">
      <style:text-properties officeooo:rsid="001e4477"/>
    </style:style>
    <style:style style:name="T21" style:family="text">
      <style:text-properties officeooo:rsid="001997e9"/>
    </style:style>
    <style:style style:name="T22" style:family="text">
      <style:text-properties officeooo:rsid="0045c105"/>
    </style:style>
    <style:style style:name="T23" style:family="text">
      <style:text-properties officeooo:rsid="00243577"/>
    </style:style>
    <style:style style:name="T24" style:family="text">
      <style:text-properties officeooo:rsid="00260363"/>
    </style:style>
    <style:style style:name="T25" style:family="text">
      <style:text-properties officeooo:rsid="0026588a"/>
    </style:style>
    <style:style style:name="T26" style:family="text">
      <style:text-properties officeooo:rsid="002408dc"/>
    </style:style>
    <style:style style:name="T27" style:family="text">
      <style:text-properties officeooo:rsid="0045e994"/>
    </style:style>
    <style:style style:name="T28" style:family="text">
      <style:text-properties officeooo:rsid="0048ca5c"/>
    </style:style>
    <style:style style:name="T29" style:family="text">
      <style:text-properties officeooo:rsid="0024aed0"/>
    </style:style>
    <style:style style:name="T30" style:family="text">
      <style:text-properties officeooo:rsid="0049b1c2"/>
    </style:style>
    <style:style style:name="T31" style:family="text">
      <style:text-properties officeooo:rsid="004c8ec3"/>
    </style:style>
    <style:style style:name="T32" style:family="text">
      <style:text-properties officeooo:rsid="0026a078"/>
    </style:style>
    <style:style style:name="T33" style:family="text">
      <style:text-properties officeooo:rsid="004a15e1"/>
    </style:style>
    <style:style style:name="T34" style:family="text">
      <style:text-properties officeooo:rsid="00286a07"/>
    </style:style>
    <style:style style:name="T35" style:family="text">
      <style:text-properties officeooo:rsid="004beb8f"/>
    </style:style>
    <style:style style:name="T36" style:family="text">
      <style:text-properties officeooo:rsid="004ccb13"/>
    </style:style>
    <style:style style:name="T37" style:family="text">
      <style:text-properties officeooo:rsid="004e2624"/>
    </style:style>
    <style:style style:name="T38" style:family="text">
      <style:text-properties officeooo:rsid="005c30fe"/>
    </style:style>
    <style:style style:name="T39" style:family="text">
      <style:text-properties officeooo:rsid="004fdc84"/>
    </style:style>
    <style:style style:name="T40" style:family="text">
      <style:text-properties officeooo:rsid="002d4f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1">2</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2">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2">max_forceloaded_blocks</text:span> setting (default is 16).</text:p>
      <text:p text:style-name="P5"/>
      <text:p text:style-name="P8"><text:soft-page-break/>Each robot can be given a name, by entering the name in the <text:span text:style-name="T3">Robot</text:span> field and clicking the <text:span text:style-name="T2">Set</text:span> button. The name will display when the robot is pointed at or as the tool tip if it is in an inventory.</text:p>
      <text:p text:style-name="P5"/>
      <text:p text:style-name="P5">Each robot has a storage area (<text:span text:style-name="T4">center</text:span> <text:span text:style-name="T5">right</text:span>).</text:p>
      <text:p text:style-name="P5"/>
      <text:p text:style-name="P5">While a robot is running <text:span text:style-name="T2">sneak + punch</text:span> will open a form to stop it.</text:p>
      <text:p text:style-name="P5"/>
      <text:p text:style-name="P5">Robots are programmed graphically, by dragging a command from a pallet (top <text:span text:style-name="T4">right</text:span>) to the program sheet (<text:span text:style-name="T4">left</text:span>). <text:span text:style-name="T6">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6">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7">(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2">Value</text:span> field and clicking <text:span text:style-name="T2">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39"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2"/>
          </table:table-cell>
        </table:table-row>
      </table:table>
      <text:p text:style-name="P2"/>
      <text:p text:style-name="P2"/>
      <text:p text:style-name="P2"/>
      <text:p text:style-name="P2"/>
      <text:h text:style-name="P39"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3">Can be set with a number value. To set the value, place it in the value slot at the top, enter the desired value in the <text:span text:style-name="T2">Value</text:span> field and click the <text:span text:style-name="T2">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3">Can be set with a <text:span text:style-name="T8">text</text:span> value. To set the value, place it in the value slot at the top, enter the desired value in the <text:span text:style-name="T2">Value</text:span> field and click the <text:span text:style-name="T2">Set</text:span> button. Hovering over the <text:span text:style-name="T8">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3">Can be set with a <text:span text:style-name="T8">name</text:span>. To set the <text:span text:style-name="T8">name</text:span>, place it in the value slot at the top, enter the desired <text:span text:style-name="T8">name</text:span> in the <text:span text:style-name="T2">Value</text:span> field and click the <text:span text:style-name="T2">Set</text:span> button. Hovering over the <text:span text:style-name="T8">variable</text:span> item, the tool tip displays its current <text:span text:style-name="T8">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9">up</text:span></text:p>
                </table:table-cell>
                <table:table-cell table:style-name="Table22.A1" office:value-type="string">
                  <text:p text:style-name="P17">Name <text:s/><text:span text:style-name="T9">down</text:span></text:p>
                </table:table-cell>
                <table:table-cell table:style-name="Table22.A1" office:value-type="string">
                  <text:p text:style-name="P17">Name <text:s/><text:span text:style-name="T9">forward</text:span></text:p>
                </table:table-cell>
                <table:table-cell table:style-name="Table22.A1" office:value-type="string">
                  <text:p text:style-name="P17">Name <text:s/><text:span text:style-name="T9">forward up</text:span></text:p>
                </table:table-cell>
                <table:table-cell table:style-name="Table22.A1" office:value-type="string">
                  <text:p text:style-name="P17">Name <text:s/><text:span text:style-name="T9">forward down</text:span></text:p>
                </table:table-cell>
                <table:table-cell table:style-name="Table22.A1" office:value-type="string">
                  <text:p text:style-name="P17">Name <text:s/><text:span text:style-name="T9">back</text:span></text:p>
                </table:table-cell>
                <table:table-cell table:style-name="Table22.A1" office:value-type="string">
                  <text:p text:style-name="P17">Name <text:s/><text:span text:style-name="T9">back up</text:span></text:p>
                </table:table-cell>
                <table:table-cell table:style-name="Table22.A1" office:value-type="string">
                  <text:p text:style-name="P17">Name <text:s/><text:span text:style-name="T9">back down</text:span></text:p>
                </table:table-cell>
              </table:table-row>
            </table:table>
            <text:p text:style-name="P34">Is the name of the node in the <text:span text:style-name="T10">relevant</text:span> direction. If no node is there it is blank text.</text:p>
          </table:table-cell>
        </table:table-row>
      </table:table>
      <text:p text:style-name="P4"/>
      <text:p text:style-name="P2"/>
      <text:p text:style-name="P2"/>
      <text:h text:style-name="P39"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1">or variable </text:span>item, and results in true if the loop's counter is equal to the number.</text:p>
            <text:p text:style-name="P12"/>
            <text:p text:style-name="P35">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1">or variable</text:span> item, and results in true if the loop's <text:span text:style-name="T12">counter is </text:span>less than the number.</text:p>
            <text:p text:style-name="P12"/>
            <text:p text:style-name="P35">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1">or variable</text:span> item, and results in true if the loop's counter is greater than the number.</text:p>
            <text:p text:style-name="P12"/>
            <text:p text:style-name="P35">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3">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1">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4">If f</text:span>ollowed by a number, <text:span text:style-name="T15">text, variable or name </text:span>item, results in true if the <text:span text:style-name="T15">variable</text:span> is equal to the <text:span text:style-name="T15">following value</text:span>.</text:p>
            <text:p text:style-name="P12"><text:tab/><text:tab/></text:p>
            <text:p text:style-name="P12">If followed by inventory item, <text:span text:style-name="T14">r</text:span>esults in true if the variables value equals the item's name.</text:p>
            <text:p text:style-name="P12"/>
            <text:p text:style-name="P36">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1">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6">or variable</text:span>, and results in true if the <text:span text:style-name="T15">variable</text:span> is <text:span text:style-name="T17">less than</text:span> the <text:span text:style-name="T15">following value</text:span>.</text:p>
            <text:p text:style-name="P12"/>
            <text:p text:style-name="P36">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1">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6">or variable</text:span>, and results in true if the <text:span text:style-name="T15">variable</text:span> is <text:span text:style-name="T17">greater than</text:span> the <text:span text:style-name="T15">following value</text:span>.</text:p>
            <text:p text:style-name="P12"/>
            <text:p text:style-name="P36">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5">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1">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5">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8">t</text:span>rue if the node in the <text:span text:style-name="T20">relevant</text:span> direction match<text:span text:style-name="T18">es</text:span> the inventory item.</text:p>
            <text:p text:style-name="P21"/>
            <text:p text:style-name="P23">If followed by a text or variable item, <text:span text:style-name="T19">t</text:span>rue if the node in the <text:span text:style-name="T20">relevant</text:span> direction match the text or variable's value.</text:p>
            <text:p text:style-name="P22"/>
            <text:p text:style-name="P23">If followed by a blank space, <text:span text:style-name="T18">t</text:span>rue if there is any node in the <text:span text:style-name="T20">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1">t</text:span>rue if the robot's storage contains at least one of the inventory item.</text:p>
            <text:p text:style-name="P21"/>
            <text:p text:style-name="P24">If followed by a text or variable item, <text:span text:style-name="T19">t</text:span>rue if robot's storage contains at least one <text:span text:style-name="T22">of</text:span> the inventory <text:span text:style-name="T22">items named in the </text:span>text or variable's value.</text:p>
            <text:p text:style-name="P12"/>
            <text:p text:style-name="P24">If followed by a blank space, <text:span text:style-name="T21">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1">t</text:span>rue if one of the inventory item can fit in the robot's storage.</text:p>
            <text:p text:style-name="P21"/>
            <text:p text:style-name="P12">If followed by a text or variable item, <text:span text:style-name="T19">t</text:span>rue if one <text:span text:style-name="T22">of</text:span> the inventory <text:span text:style-name="T22">item named in the </text:span>text or variable's value can fit in the robot's storage.</text:p>
            <text:p text:style-name="P12"/>
            <text:p text:style-name="P20">If followed by a blank space, <text:span text:style-name="T21">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3"/>
          </table:table-cell>
        </table:table-row>
      </table:table>
      <text:p text:style-name="P4"/>
      <text:p text:style-name="P4"/>
      <text:h text:style-name="P39"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38"><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39"><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40"><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41"><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3">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42"><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43"><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4">the robot </text:span>90 degrees in the <text:span text:style-name="T24">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44"><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45"><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46"><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47"><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48"><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49"><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0"><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1"><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5">relevant</text:span> direction, if there is anything there. If dug, <text:span text:style-name="T25">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2"><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3"><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4"><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5"><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6"><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7"><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8"><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9"><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7">p</text:span>laces the given inventory item in the <text:span text:style-name="T25">relevant</text:span> direction if there is nothing at that position.</text:p>
            <text:p text:style-name="P28"/>
            <text:p text:style-name="P30">If followed by a text or variable item, <text:span text:style-name="T28">p</text:span>laces the inventory item named in the text or variable's value in the <text:span text:style-name="T25">relevant</text:span> direction if there is nothing at that position.</text:p>
            <text:p text:style-name="P29"/>
            <text:p text:style-name="P38"><text:span text:style-name="T26">The</text:span> item <text:span text:style-name="T26">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60"><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9">m</text:span>oves one of the given inventory items from an inventory (chest) immediately in front of the robot, into the robot's storage if it can fit.</text:p>
            <text:p text:style-name="P12"/>
            <text:p text:style-name="P12">If followed by a text or variable item, <text:span text:style-name="T30">m</text:span>oves one of the inventory item<text:span text:style-name="T31">s</text:span> named in the text or variable's value from an inventory (chest) immediately in front of the robot, into the robot's storage if it can fit.</text:p>
            <text:p text:style-name="P12"/>
            <text:p text:style-name="P20">If followed by a blank space, <text:span text:style-name="T29">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4" draw:name="Image43" text:anchor-type="paragraph" svg:width="1.27cm" svg:height="1.27cm" draw:z-index="61"><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2">m</text:span>oves one of the given inventory items from the robot's storage into an inventory (chest) immediately in front of the robot, if it can fit.</text:p>
            <text:p text:style-name="P12"/>
            <text:p text:style-name="P12">If followed by a text or variable item, <text:span text:style-name="T33">m</text:span>oves one of the inventory item<text:span text:style-name="T31">s</text:span> named in the text or variable's value from the robot's storage into an inventory (chest) immediately in front of the robot, if it can fit.</text:p>
            <text:p text:style-name="P12"/>
            <text:p text:style-name="P20">If followed by a blank space, <text:span text:style-name="T32">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62"><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4">d</text:span>rops one of the given inventory items from the robot's storage into the world, if it contains one.</text:p>
            <text:p text:style-name="P12"/>
            <text:p text:style-name="P12">If followed by a text or variable item, <text:span text:style-name="T35">d</text:span>rops one of the inventory item<text:span text:style-name="T31">s</text:span> named in the text or variable's value from the robot's storage into the world, if it contains one.</text:p>
            <text:p text:style-name="P12"/>
            <text:p text:style-name="P20">If followed by a blank space, <text:span text:style-name="T34">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63"><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4">d</text:span>estroys (gone forever) one of the given inventory items in the robot's storage, if it contains one.</text:p>
            <text:p text:style-name="P12"/>
            <text:p text:style-name="P12">If followed by a text or variable item, <text:span text:style-name="T31">d</text:span>estroys (gone forever) one of the inventory items named in the text or variable's value in the robot's storage, if it contains one.</text:p>
            <text:p text:style-name="P12"/>
            <text:p text:style-name="P20">If followed by a blank space, <text:span text:style-name="T34">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64"><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6">c</text:span>rafts the given inventory item. The materials for the craft must be in the robot's storage.</text:p>
            <text:p text:style-name="P12"/>
            <text:p text:style-name="P20">If followed by a text or variable item, <text:span text:style-name="T36">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65"><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40">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66"><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67"><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7">a</text:span>ssigns the node name in the given direction to this variable.</text:p>
            <text:p text:style-name="P12"/>
            <text:p text:style-name="P12">If followed by a number, text or variable, <text:span text:style-name="T37">a</text:span>ssigns the value in the following number, text or variable to this variable.</text:p>
            <text:p text:style-name="P12"/>
            <text:p text:style-name="P12">If followed by inventory item, <text:span text:style-name="T38">a</text:span>ssigns the name of the inventory item to this variable.</text:p>
            <text:p text:style-name="P12"/>
            <text:p text:style-name="P37">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68"><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9">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69"><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70"><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7">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71"><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7">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3"/>
          </table:table-cell>
        </table:table-row>
      </table:table>
      <text:p text:style-name="P4"/>
      <text:p text:style-name="P4"/>
      <text:p text:style-name="P4"/>
      <text:h text:style-name="P39"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3"/>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03-24T18:42:21.435683530</dc:date>
    <meta:editing-duration>PT56M5S</meta:editing-duration>
    <meta:editing-cycles>24</meta:editing-cycles>
    <meta:document-statistic meta:table-count="50" meta:image-count="75" meta:object-count="0" meta:page-count="14" meta:paragraph-count="179" meta:word-count="2077" meta:character-count="11225" meta:non-whitespace-character-count="9313"/>
  </office:meta>
</office:document-meta>
</file>